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formationen zur 3. Karte und zum Beginn der Invasion auf das Königreich der Menschen. Die beschriebenen Ereignisse finden nach Gardonars Wiederbelebung statt!<text:line-break/>Anmerkung: Gammar hieß in älteren Versionen Gamma.<text:line-break/></text:p>
      <text:p text:style-name="Standard">Die Orks leben in Stämmen im Gebirge. Neben einigen kleineren, unabhängigen Stämmen gibt es einen sehr großen Stamm, welcher vom König Gammar beherrscht wird.<text:line-break/>Die Orks betreiben keinen Handel mit anderen Völkern und betrachten diese meist als Feinde, wenn sie ihr Gebiet betreten. Allerdings fangen sie von sich aus auch keinen Eroberungskrieg an und bekämpfen sich, abgesehen von Wettkämpfen, auch nicht untereinander.<text:line-break/>Eines Tages geht Baradé unter falschem Namen in die Minen der Zwerge und sucht zunächst in ihnen Verbündete Gardonars. Er merkt jedoch recht schnell, dass die Zwerge zu friedlich sind, also zieht er weiter zu den Orks.<text:line-break/>Diese nehmen ihn gefangen und bringen ihn zu ihrem König Gammar. Mit viel Geschick überzeugt Baradé den König. Er erzählt ihm von den alten Zeiten, als die Orks noch durch die Wälder zogen und dass die Hochelfen und Menschen die Orks nie mehr dort dulden würden. Er spricht überzeugend und erzählt ihm Gardonars Geschichte, vom Schicksal dessen Schülerin, seiner vermeintlichen Vernichtung .und seiner Wiederbelebung durch Baradé Doch der König will den Ältestenrat seines Stammes entscheiden lassen.<text:line-break/>Dieser ist zunächst dagegen, doch kann Baradé ihn überzeugen, indem er einen Handel zwischen Zwergen und Orks zustande kommen lässt und den Ratsmitgliedern die Kontrolle darüber überlässt, während er mit Gamma in Richtung Deranors Reich los zieht.<text:line-break/>Gehandelt werden Felle, Tränke, Nahrung usw. gegen Zwergengold. Der Rat ist recht gierig und kann daher überzeugt werden.<text:line-break/>Unterwegs versuchen sie so viele andere Orkstämme wie möglich für ihre Sache zu gewinnen. Ein Stamm darunter ist ein besonders wilder Kriegerstamm, welcher gegen Nordmänner Krieg führt. Baradé lässt den König der Nordmänner von seinen Dienern gefangen nehmen, welche sich auf seine Anweisungen hin außerhalb des Ork- und Zwergenreiches aufhielten, bis er ein Bündnis zustande bekommen hätte.<text:line-break/>Der Königssohn Wigberht nimmt von da an die Verfolgung der Orks und Dunkelelfen auf.<text:line-break/>Der wilde Orkstamm schließt sich Baradé an.<text:line-break/>Deranor ist nicht anzutreffen, er wurde von den Menschen in Ketten gelegt und befindet sich in Holzbruck. Zusammen mit den Orks, den Dunkelelfen und einigen Dienern Deranors bricht Baradé zum Karornwald auf. Von dort aus beginnen die Angriffe auf das Königreich der Menschen. Wigberht ist in der Zwischenzeit mit seinem Langboot losgefahren und trifft im Königreich der Menschen ein, als die Invasion schon begonnen hat. Er erfährt während der Fahrt an diversen Orten davon, weshalb er sich auch in das Königreich der Menschen aufmacht.<text:line-break/>Baradé ist mit Orks und Dunkelefen, sowie den engeren Dienern Deranors bereits ins Königreich der Menschen eingefallen und rückt in Richtung Holzbruck vor. Einige Orktruppen streifen quer durchs Land und plündern und kundschaften aus. Eine dieser Truppen trifft auch vor Talras an und errichtet ein Lager. Deranors Heer rückt inzwischen ebenfalls ohne diesen nach. Es musste sich erst sammeln, weshalb es nicht sofort mit Baradé mitgekommen ist.<text:line-break/>Baradé befreit Deranor und lässt diesen die Invasion fortführen. Er teleportiert sich mit den Spielercharakteren zurück in den Karornwald.<text:line-break/>Während er dort ist, marschieren die Hochelfen unter Dararos' persönlicher Führung in den Karornwald ein, um die Dunkelfen anzugreifen und Baradé zu besiegen. Das Heer kann zunächst vertrieben werden, doch Dararos zaubert sich mit seinen Wachen in Baradés Palast, um diesen gefangen zu nehmen. Da trifft Gardonar im Palast ein, um Baradé zu schützen und Dararos zu töten. Es kommt zunächst zum Gespräch zwischen Dararos und Gardonar. Dararos gibt Gardonar den Hinweis, dass er Gotlinde, seine Schülerin, retten könne, er müsse sie dazu aus dem Totenreich zurückholen. Das Totenreich ist ein Gefängnis jenseits der Welt, das von einem Hochelfen mit Hilfe des Zauberstabs des Wassers geschaffen wurde. Nur der Träger des Zauberstabs des Wassers vermag es, Leute dorthin zu verbannen, wenn diese eine gewisse Macht besitzen und er es ist, der <text:soft-page-break/>sie vernichtet. Da Dararos einen weiteren Krieg verhindern möchte, willigt er ein zusammen mit Gardonar ins Totenreich zu gehen, um Gotlinde zu befreien. Baradé wird von Gardonar nach dieser Einigung beauftragt, solange die Invasion auf das Königreich der Menschen zu stoppen. Er macht sich mit den Charakteren auf den Weg zu Deranor ins Königreich der Menschen.<text:line-break/><text:line-break/>Eventuell könnte man hier Aufträge einbauen, dass die Charaktere ebenfalls ins Totenreich müss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Bitstream Vera Sans" style:font-size-asian="12pt" style:language-asian="zxx" style:country-asian="none" style:font-name-complex="Bitstream Vera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Bitstream Vera Sans" style:font-size-asian="12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Bitstream Vera Sans" style:font-family-asian="'Bitstream Vera Sans'" style:font-family-generic-asian="system" style:font-pitch-asian="variable" style:font-size-asian="14pt" style:font-name-complex="Bitstream Vera Sans" style:font-family-complex="'Bitstream Ver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mino Dauth</meta:initial-creator>
    <meta:creation-date>2009-11-17T21:54:56</meta:creation-date>
    <meta:generator>LibreOffice/5.0.6.2$Linux_X86_64 LibreOffice_project/00$Build-2</meta:generator>
    <dc:date>2017-01-22T16:30:45.130469765</dc:date>
    <meta:editing-duration>PT22H4M13S</meta:editing-duration>
    <meta:editing-cycles>22</meta:editing-cycles>
    <meta:document-statistic meta:table-count="0" meta:image-count="0" meta:object-count="0" meta:page-count="2" meta:paragraph-count="2" meta:word-count="707" meta:character-count="4666" meta:non-whitespace-character-count="3959"/>
  </office:meta>
</office:document-meta>
</file>